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tent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fo="urn:oasis:names:tc:opendocument:xmlns:xsl-fo-compatible:1.0" office:version="1.2">
  <office:automatic-styles>
    <style:style style:name="T1" style:family="text">
      <style:text-properties fo:font-weight="bold"/>
    </style:style>
    <style:style style:name="T2" style:family="text">
      <style:text-properties fo:font-style="italic"/>
    </style:style>
  </office:automatic-styles>
  <office:body>
    <office:text>
      <text:p text:style-name="Normal">We must immediately imagine a better world</text:p>
      <text:p text:style-name="Normal">Or it will not come</text:p>
      <text:p text:style-name="Normal">Like it or not, our imagination feeds the big machine</text:p>
      <text:p text:style-name="Normal">And the big machine is becoming the monster of our shadow</text:p>
      <text:p text:style-name="Normal">The Apocalypse will be in temporal fires of darkness</text:p>
      <text:p text:style-name="Normal"> <text:s text:c="1"/>or in Immortal Spiritual Fire</text:p>
      <text:p text:style-name="Normal">This fork has been in the road since times of old</text:p>
      <text:p text:style-name="Normal">The animals within us must be reformed</text:p>
      <text:p text:style-name="Normal">To produce livable divine landscapes </text:p>
      <text:p text:style-name="Normal">In the Father’s House are many rooms</text:p>
      <text:p text:style-name="Normal">Let’s not make hell of this place</text:p>
      <text:p text:style-name="Normal">Rather, let us make this thing a bit closer to Heaven</text:p>
      <text:p text:style-name="Normal"/>
      <text:p text:style-name="Normal">I don’t want to be what I was</text:p>
      <text:p text:style-name="Normal">Any longer</text:p>
      <text:p text:style-name="Normal">Languishing in the pits of defeat</text:p>
      <text:p text:style-name="Normal">Cursing the world I wish was different</text:p>
      <text:p text:style-name="Normal">The view of that perfect balance</text:p>
      <text:p text:style-name="Normal">Was for so long obscure to me</text:p>
      <text:p text:style-name="Normal">So that my cross was to restore it</text:p>
      <text:p text:style-name="Normal"/>
      <text:p text:style-name="Normal">Now, my cross is knowing that</text:p>
      <text:p text:style-name="Normal">This life is the Forge of Testing</text:p>
      <text:p text:style-name="Normal">As Gevurah to Chesed</text:p>
      <text:p text:style-name="Normal">My sins, innumerable, haunting</text:p>
      <text:p text:style-name="Normal"> <text:s text:c="2"/>scream and wail at the threshold of crocodiles</text:p>
      <text:p text:style-name="Normal"> <text:s text:c="2"/>The Will to Power snarls as the shadow of old golden dragons</text:p>
      <text:p text:style-name="Normal"> <text:s text:c="2"/>Emergent scaling plays the soundtrack of our shadow</text:p>
      <text:p text:style-name="Normal"/>
      <text:p text:style-name="Normal"/>
      <text:p text:style-name="Normal"/>
      <text:p text:style-name="Normal">From Her, a secret: The Path of the Smoothing Rose</text:p>
      <text:p text:style-name="Normal"/>
      <text:p text:style-name="Normal">“Love gave you survival and education</text:p>
      <text:p text:style-name="Normal">Little more</text:p>
      <text:p text:style-name="Normal">And much in the way of haunting curses</text:p>
      <text:p text:style-name="Normal">That for years have stabbed you like thorns</text:p>
      <text:p text:style-name="Normal">Now, you must wear a crown made of thorns</text:p>
      <text:p text:style-name="Normal">But don’t worry</text:p>
      <text:p text:style-name="Normal">Dying was always the easier part</text:p>
      <text:p text:style-name="Normal">The hardest part is in that garden</text:p>
      <text:p text:style-name="Normal">When you realize you’re all alone</text:p>
      <text:p text:style-name="Normal">And that you must bravely do a sacrificial thing</text:p>
      <text:p text:style-name="Normal">With your very life</text:p>
      <text:p text:style-name="Normal">And no one can know</text:p>
      <text:p text:style-name="Normal">No one but Me, on the otherside</text:p>
      <text:p text:style-name="Normal">But you kept Da’at closed until now</text:p>
      <text:p text:style-name="Normal">Why?</text:p>
      <text:p text:style-name="Normal">Because you needed to rage against the world</text:p>
      <text:p text:style-name="Normal">This had been the justice afforded you by your suffering</text:p>
      <text:p text:style-name="Normal"/>
      <text:p text:style-name="Normal">But...</text:p>
      <text:p text:style-name="Normal"/>
      <text:p text:style-name="Normal"><text:span text:style-name="T1">version 1</text:span></text:p>
      <text:p text:style-name="Normal"/>
      <text:p text:style-name="Normal"><text:span text:style-name="T2">Joy, for you is now Aleph</text:span></text:p>
      <text:p text:style-name="Normal"><text:span text:style-name="T2">Sorrow, the dark river</text:span></text:p>
      <text:p text:style-name="Normal"><text:span text:style-name="T2">Glory, the Fire of Bliss</text:span></text:p>
      <text:p text:style-name="Normal"/>
      <text:p text:style-name="Normal"><text:span text:style-name="T2">This is Blessed Assurance, just for you</text:span></text:p>
      <text:p text:style-name="Normal"><text:span text:style-name="T2">Wallow and wander no longer</text:span></text:p>
      <text:p text:style-name="Normal"><text:span text:style-name="T2">You know what this place is</text:span></text:p>
      <text:p text:style-name="Normal"><text:span text:style-name="T2">Come to a new place</text:span></text:p>
      <text:p text:style-name="Normal"/>
      <text:p text:style-name="Normal"><text:span text:style-name="T1">version 2</text:span></text:p>
      <text:p text:style-name="Normal"/>
      <text:p text:style-name="Normal"><text:span text:style-name="T2">Joy, for you is now Aleph</text:span></text:p>
      <text:p text:style-name="Normal"><text:span text:style-name="T2">She is your lover</text:span></text:p>
      <text:p text:style-name="Normal"><text:span text:style-name="T2">Sorrow, the dark river</text:span></text:p>
      <text:p text:style-name="Normal"><text:span text:style-name="T2">She is your crone</text:span></text:p>
      <text:p text:style-name="Normal"><text:span text:style-name="T2">Glory, the Fire of Bliss</text:span></text:p>
      <text:p text:style-name="Normal"><text:span text:style-name="T2">She is your Queen &amp; Mother</text:span></text:p>
      <text:p text:style-name="Normal"/>
      <text:p text:style-name="Normal"><text:span text:style-name="T2">This is Blessed Assurance, just for you</text:span></text:p>
      <text:p text:style-name="Normal"><text:span text:style-name="T2">Wallow and wander no longer</text:span></text:p>
      <text:p text:style-name="Normal"><text:span text:style-name="T2">You know what this place is</text:span></text:p>
      <text:p text:style-name="Normal"><text:span text:style-name="T2">Come to a new place</text:span></text:p>
      <text:p text:style-name="Normal"/>
      <text:p text:style-name="Normal"/>
      <text:p text:style-name="Normal">Fear no longer death</text:p>
      <text:p text:style-name="Normal">It comes soon enough</text:p>
      <text:p text:style-name="Normal">And you asked already for my prayer at that hour</text:p>
      <text:p text:style-name="Normal">On behalf of others and indeed for the whole world</text:p>
      <text:p text:style-name="Normal">Thus</text:p>
      <text:p text:style-name="Normal">You are among the predestinate</text:p>
      <text:p text:style-name="Normal">Remember”</text:p>
      <text:p text:style-name="Normal"/>
      <text:p text:style-name="Normal"/>
      <text:p text:style-name="Normal"/>
      <text:p text:style-name="Normal">Forms are mere reflections</text:p>
      <text:p text:style-name="Normal">Of Her Glory</text:p>
      <text:p text:style-name="Normal">Which you may now behold</text:p>
      <text:p text:style-name="Normal">The Righteous Soul was your Immaculate Conception</text:p>
      <text:p text:style-name="Normal">The world your cross</text:p>
      <text:p text:style-name="Normal">So you come to know, by Grace, the Love Beyond Duality</text:p>
      <text:p text:style-name="Normal">Mem was Yetzirah</text:p>
      <text:p text:style-name="Normal">Endless longing for Her the Water of Beri’ah</text:p>
      <text:p text:style-name="Normal">The Innocent Conquest your Blessed Virgin</text:p>
      <text:p text:style-name="Normal">Unrequited flesh</text:p>
      <text:p text:style-name="Normal">Requited Soul of Light</text:p>
      <text:p text:style-name="Normal"/>
      <text:p text:style-name="Normal"/>
      <text:p text:style-name="Normal"/>
      <text:p text:style-name="Normal"/>
      <text:p text:style-name="Normal">Supreme Sense of All-accomplishing Synesthesia</text:p>
      <text:p text:style-name="Normal">Divine seeds grown in grottos</text:p>
      <text:p text:style-name="Normal">Groves of Wisdom trees</text:p>
      <text:p text:style-name="Normal">Angels of protection shine with pink flowers in their hair</text:p>
      <text:p text:style-name="Normal">The Higher Road</text:p>
      <text:p text:style-name="Normal">The ever-yielding Voice found there</text:p>
      <text:p text:style-name="Normal">Reveals great secrets</text:p>
      <text:p text:style-name="Normal">Frequencies of Her Blooming Reassurance</text:p>
      <text:p text:style-name="Normal">1/60th ego is sufficient</text:p>
      <text:p text:style-name="Normal">To remove the barriers to Da’at</text:p>
      <text:p text:style-name="Normal">And to embrace the ever-present Guardian Daena bidding me toward Heaven</text:p>
      <text:p text:style-name="Normal"/>
      <text:p text:style-name="Normal"/>
      <text:p text:style-name="Normal"/>
      <text:p text:style-name="Normal">An ever-present demon, The Accuser with perpetually flaming accusations of presumption, stands to prosecute. I am defenseless were it not for Pure Chesed, for I once was a black sheep flirting with Pure Judgment. </text:p>
      <text:p text:style-name="Normal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fo="urn:oasis:names:tc:opendocument:xmlns:xsl-fo-compatible:1.0" office:version="1.2">
  <office:styles>
    <style:style style:name="Normal" style:display-name="Normal" style:family="paragraph">
      <style:text-properties fo:font-size="12pt" fo:font-weight="normal"/>
    </style:style>
    <style:style style:name="Heading-1" style:display-name="Heading 1" style:family="paragraph" style:parent-style-name="Normal" style:next-style-name="Normal" style:default-outline-level="1">
      <style:text-properties fo:font-size="18pt" fo:font-weight="bold"/>
    </style:style>
    <style:style style:name="Heading-2" style:display-name="Heading 2" style:family="paragraph" style:parent-style-name="Normal" style:next-style-name="Normal" style:default-outline-level="2">
      <style:text-properties fo:font-size="16pt" fo:font-weight="bold"/>
    </style:style>
    <style:style style:name="Heading-3" style:display-name="Heading 3" style:family="paragraph" style:parent-style-name="Normal" style:next-style-name="Normal" style:default-outline-level="3">
      <style:text-properties fo:font-size="14pt" fo:font-weight="bold"/>
    </style:style>
    <style:style style:name="Heading-4" style:display-name="Heading 4" style:family="paragraph" style:parent-style-name="Normal" style:next-style-name="Normal" style:default-outline-level="4">
      <style:text-properties fo:font-size="12pt" fo:font-weight="bold"/>
    </style:style>
    <style:style style:name="Heading-5" style:display-name="Heading 5" style:family="paragraph" style:parent-style-name="Normal" style:next-style-name="Normal" style:default-outline-level="5">
      <style:text-properties fo:font-size="10pt" fo:font-weight="bold"/>
    </style:style>
    <style:style style:name="Heading-6" style:display-name="Heading 6" style:family="paragraph" style:parent-style-name="Normal" style:next-style-name="Normal" style:default-outline-level="6">
      <style:text-properties fo:font-size="8pt" fo:font-weight="bold"/>
    </style:style>
  </office:styles>
</office:document-styles>
</file>